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ALTA CONDORI ROCE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90280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479028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URRUTIA JORG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9028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35498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PERALTA CONDORI ROCEND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79028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BOL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1/2021</text:p>
          </table:table-cell>
          <table:table-cell table:style-name="Tabla2.A3" office:value-type="string">
            <text:p text:style-name="P22">97959645</text:p>
          </table:table-cell>
          <table:table-cell table:style-name="Tabla2.D3" office:value-type="string">
            <text:p text:style-name="P23">6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7:58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